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0d047f"/>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officeooo:rsid="0011a40b" officeooo:paragraph-rsid="000d047f"/>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18d6e" officeooo:paragraph-rsid="00218d6e"/>
    </style:style>
    <style:style style:name="P11" style:family="paragraph" style:parent-style-name="Text_20_body">
      <style:text-properties officeooo:rsid="0023379c" officeooo:paragraph-rsid="0023379c"/>
    </style:style>
    <style:style style:name="P12" style:family="paragraph" style:parent-style-name="Text_20_body">
      <style:text-properties officeooo:paragraph-rsid="002dbaeb"/>
    </style:style>
    <style:style style:name="P13" style:family="paragraph" style:parent-style-name="Text_20_body">
      <style:text-properties officeooo:rsid="0027c582" officeooo:paragraph-rsid="0027c582"/>
    </style:style>
    <style:style style:name="P14" style:family="paragraph" style:parent-style-name="Text_20_body">
      <style:text-properties officeooo:rsid="002dbaeb" officeooo:paragraph-rsid="002dbaeb"/>
    </style:style>
    <style:style style:name="P15" style:family="paragraph" style:parent-style-name="Text_20_body">
      <style:text-properties officeooo:rsid="0033117d" officeooo:paragraph-rsid="0033117d"/>
    </style:style>
    <style:style style:name="P16" style:family="paragraph" style:parent-style-name="Text_20_body">
      <style:text-properties officeooo:rsid="0033117d" officeooo:paragraph-rsid="003611d1"/>
    </style:style>
    <style:style style:name="P17" style:family="paragraph" style:parent-style-name="Table_20_Contents">
      <style:text-properties officeooo:rsid="0011a40b" officeooo:paragraph-rsid="001b056b"/>
    </style:style>
    <style:style style:name="P18" style:family="paragraph" style:parent-style-name="Table_20_Contents">
      <style:text-properties officeooo:rsid="0017797b" officeooo:paragraph-rsid="001b056b"/>
    </style:style>
    <style:style style:name="P19" style:family="paragraph" style:parent-style-name="Table_20_Contents">
      <style:text-properties officeooo:rsid="001b056b" officeooo:paragraph-rsid="001b056b"/>
    </style:style>
    <style:style style:name="P20" style:family="paragraph" style:parent-style-name="Table_20_Contents">
      <style:text-properties officeooo:rsid="001a0d30" officeooo:paragraph-rsid="001b056b"/>
    </style:style>
    <style:style style:name="P21" style:family="paragraph" style:parent-style-name="Table_20_Contents">
      <style:text-properties officeooo:paragraph-rsid="0023379c"/>
    </style:style>
    <style:style style:name="P22" style:family="paragraph" style:parent-style-name="Table_20_Contents">
      <style:text-properties fo:font-weight="bold" officeooo:rsid="002f0ace" officeooo:paragraph-rsid="002f0ace" style:font-weight-asian="bold" style:font-weight-complex="bold"/>
    </style:style>
    <style:style style:name="P23" style:family="paragraph" style:parent-style-name="Table_20_Contents">
      <style:text-properties officeooo:rsid="002f0ace" officeooo:paragraph-rsid="002f0ace"/>
    </style:style>
    <style:style style:name="P2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5" style:family="paragraph" style:parent-style-name="Text_20_body_20_indent">
      <style:text-properties style:font-name="Courier" fo:font-size="10pt" officeooo:paragraph-rsid="00218d6e" style:font-size-asian="10pt" style:font-size-complex="10pt"/>
    </style:style>
    <style:style style:name="P26" style:family="paragraph" style:parent-style-name="Text_20_body_20_indent">
      <style:text-properties style:font-name="Courier" fo:font-size="10pt" officeooo:rsid="00106344" officeooo:paragraph-rsid="00218d6e" style:font-size-asian="10pt" style:font-size-complex="10pt"/>
    </style:style>
    <style:style style:name="P27" style:family="paragraph" style:parent-style-name="Text_20_body_20_indent">
      <style:text-properties style:font-name="Courier" fo:font-size="10pt" officeooo:rsid="000d047f" officeooo:paragraph-rsid="00218d6e" style:font-size-asian="10pt" style:font-size-complex="10pt"/>
    </style:style>
    <style:style style:name="P28" style:family="paragraph" style:parent-style-name="Text_20_body_20_indent">
      <style:text-properties style:font-name="Courier" fo:font-size="10pt" officeooo:rsid="000d047f" officeooo:paragraph-rsid="000d047f" style:font-size-asian="10pt" style:font-size-complex="10pt"/>
    </style:style>
    <style:style style:name="P29" style:family="paragraph" style:parent-style-name="Text_20_body_20_indent">
      <style:text-properties style:font-name="Courier" fo:font-size="10pt" officeooo:rsid="0023379c" officeooo:paragraph-rsid="000d047f" style:font-size-asian="10pt" style:font-size-complex="10pt"/>
    </style:style>
    <style:style style:name="P30" style:family="paragraph" style:parent-style-name="Text_20_body_20_indent">
      <style:text-properties style:font-name="Courier" fo:font-size="10pt" officeooo:rsid="0027c582" officeooo:paragraph-rsid="0027c582" style:font-size-asian="10pt" style:font-size-complex="10pt"/>
    </style:style>
    <style:style style:name="P31" style:family="paragraph" style:parent-style-name="Text_20_body_20_indent">
      <style:text-properties style:font-name="Courier" fo:font-size="10pt" officeooo:rsid="002dbaeb" officeooo:paragraph-rsid="002dbaeb" style:font-size-asian="8.75pt" style:font-size-complex="10pt"/>
    </style:style>
    <style:style style:name="P32"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33"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34"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35"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36"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38" style:family="paragraph" style:parent-style-name="Heading" style:list-style-name="">
      <style:text-properties officeooo:rsid="0011b58b"/>
    </style:style>
    <style:style style:name="P39" style:family="paragraph" style:parent-style-name="Text_20_body" style:list-style-name="">
      <style:text-properties officeooo:rsid="0011b58b"/>
    </style:style>
    <style:style style:name="P40" style:family="paragraph" style:parent-style-name="Text_20_body">
      <style:paragraph-properties fo:text-align="center" style:justify-single-word="false"/>
      <style:text-properties officeooo:rsid="0011b58b" officeooo:paragraph-rsid="001c0a4c"/>
    </style:style>
    <style:style style:name="P41" style:family="paragraph" style:parent-style-name="Text_20_body" style:list-style-name="L1">
      <style:text-properties officeooo:paragraph-rsid="0027c582"/>
    </style:style>
    <style:style style:name="P42" style:family="paragraph" style:parent-style-name="Text_20_body">
      <style:text-properties officeooo:paragraph-rsid="003a1a00"/>
    </style:style>
    <style:style style:name="P43"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44" style:family="paragraph" style:parent-style-name="Heading_20_1">
      <style:paragraph-properties fo:text-align="center" style:justify-single-word="false"/>
      <style:text-properties officeooo:rsid="0011b58b" officeooo:paragraph-rsid="001c0a4c"/>
    </style:style>
    <style:style style:name="P45" style:family="paragraph" style:parent-style-name="Heading_20_1" style:list-style-name=""/>
    <style:style style:name="P46" style:family="paragraph" style:parent-style-name="Heading_20_1" style:list-style-name="">
      <style:text-properties officeooo:rsid="001dad5f" officeooo:paragraph-rsid="000d047f"/>
    </style:style>
    <style:style style:name="P47" style:family="paragraph" style:parent-style-name="Heading_20_1">
      <style:text-properties officeooo:rsid="003186e2" officeooo:paragraph-rsid="003186e2"/>
    </style:style>
    <style:style style:name="P48" style:family="paragraph" style:parent-style-name="Heading_20_1">
      <style:text-properties officeooo:rsid="0027c582" officeooo:paragraph-rsid="0027c582"/>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0d047f" officeooo:paragraph-rsid="000d047f"/>
    </style:style>
    <style:style style:name="P51" style:family="paragraph" style:parent-style-name="Heading_20_1">
      <style:paragraph-properties fo:break-before="page"/>
      <style:text-properties officeooo:rsid="0023379c" officeooo:paragraph-rsid="0023379c"/>
    </style:style>
    <style:style style:name="P52" style:family="paragraph" style:parent-style-name="Heading_20_2">
      <style:text-properties officeooo:rsid="0023379c" officeooo:paragraph-rsid="0023379c"/>
    </style:style>
    <style:style style:name="P53" style:family="paragraph" style:parent-style-name="Heading_20_2">
      <style:text-properties officeooo:rsid="002f0ace" officeooo:paragraph-rsid="002f0ace"/>
    </style:style>
    <style:style style:name="P54" style:family="paragraph" style:parent-style-name="Heading_20_2">
      <style:text-properties officeooo:paragraph-rsid="002fdbfe"/>
    </style:style>
    <style:style style:name="P55" style:family="paragraph" style:parent-style-name="Heading_20_2">
      <style:text-properties officeooo:rsid="002dbaeb" officeooo:paragraph-rsid="002dbaeb"/>
    </style:style>
    <style:style style:name="P56" style:family="paragraph" style:parent-style-name="Heading_20_2">
      <style:text-properties officeooo:rsid="0033117d" officeooo:paragraph-rsid="0033117d"/>
    </style:style>
    <style:style style:name="P57" style:family="paragraph" style:parent-style-name="Heading_20_2">
      <style:text-properties officeooo:paragraph-rsid="003a19e6"/>
    </style:style>
    <style:style style:name="P58" style:family="paragraph" style:parent-style-name="Heading_20_2">
      <style:paragraph-properties fo:break-before="page"/>
    </style:style>
    <style:style style:name="P59" style:family="paragraph" style:parent-style-name="Text_20_body_20_indent">
      <style:text-properties style:font-name="Courier" fo:font-size="10pt" officeooo:rsid="003611d1" officeooo:paragraph-rsid="003611d1" style:font-size-asian="8.75pt" style:font-size-complex="10pt"/>
    </style:style>
    <style:style style:name="P60" style:family="paragraph" style:parent-style-name="Table_20_Contents">
      <style:text-properties fo:font-weight="bold" officeooo:rsid="002f0ace" officeooo:paragraph-rsid="0037d70f" style:font-weight-asian="bold" style:font-weight-complex="bold"/>
    </style:style>
    <style:style style:name="P61" style:family="paragraph" style:parent-style-name="Table_20_Contents">
      <style:text-properties fo:font-weight="normal" officeooo:rsid="002f0ace" officeooo:paragraph-rsid="0037d70f" style:font-weight-asian="normal" style:font-weight-complex="normal"/>
    </style:style>
    <style:style style:name="P62" style:family="paragraph" style:parent-style-name="Table_20_Contents">
      <style:text-properties fo:font-weight="normal" officeooo:rsid="002f0ace" officeooo:paragraph-rsid="00388a25" style:font-weight-asian="normal" style:font-weight-complex="normal"/>
    </style:style>
    <style:style style:name="P63" style:family="paragraph" style:parent-style-name="Table_20_Contents">
      <style:text-properties officeooo:paragraph-rsid="003c2448"/>
    </style:style>
    <style:style style:name="P64" style:family="paragraph" style:parent-style-name="Heading_20_3">
      <style:text-properties officeooo:rsid="002f0ace" officeooo:paragraph-rsid="002f0ace"/>
    </style:style>
    <style:style style:name="P65" style:family="paragraph" style:parent-style-name="Heading_20_3">
      <style:text-properties officeooo:rsid="002f0ace" officeooo:paragraph-rsid="0037d70f"/>
    </style:style>
    <style:style style:name="P66" style:family="paragraph" style:parent-style-name="Heading_20_3">
      <style:text-properties officeooo:paragraph-rsid="002f0ace"/>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363fb"/>
    </style:style>
    <style:style style:name="T8" style:family="text">
      <style:text-properties officeooo:rsid="0017797b"/>
    </style:style>
    <style:style style:name="T9" style:family="text">
      <style:text-properties fo:font-style="normal" officeooo:rsid="0017797b" style:font-style-asian="normal" style:font-style-complex="normal"/>
    </style:style>
    <style:style style:name="T10" style:family="text">
      <style:text-properties fo:font-style="normal" officeooo:rsid="001dad5f" style:font-style-asian="normal" style:font-style-complex="normal"/>
    </style:style>
    <style:style style:name="T11" style:family="text">
      <style:text-properties fo:font-style="normal" officeooo:rsid="001ecaec" style:font-style-asian="normal" style:font-style-complex="normal"/>
    </style:style>
    <style:style style:name="T12" style:family="text">
      <style:text-properties fo:font-style="normal" officeooo:rsid="00218d6e" style:font-style-asian="normal" style:font-style-complex="normal"/>
    </style:style>
    <style:style style:name="T13" style:family="text">
      <style:text-properties fo:font-style="normal" officeooo:rsid="0023379c" style:font-style-asian="normal" style:font-style-complex="normal"/>
    </style:style>
    <style:style style:name="T14" style:family="text">
      <style:text-properties officeooo:rsid="001b056b"/>
    </style:style>
    <style:style style:name="T15" style:family="text">
      <style:text-properties officeooo:rsid="001c0a4c"/>
    </style:style>
    <style:style style:name="T16" style:family="text">
      <style:text-properties officeooo:rsid="001dad5f"/>
    </style:style>
    <style:style style:name="T17" style:family="text">
      <style:text-properties officeooo:rsid="00218d6e"/>
    </style:style>
    <style:style style:name="T18" style:family="text">
      <style:text-properties fo:font-style="italic" officeooo:rsid="00218d6e" style:font-style-asian="italic" style:font-style-complex="italic"/>
    </style:style>
    <style:style style:name="T19" style:family="text">
      <style:text-properties fo:font-style="italic" officeooo:rsid="0023379c" style:font-style-asian="italic" style:font-style-complex="italic"/>
    </style:style>
    <style:style style:name="T20" style:family="text">
      <style:text-properties fo:font-style="italic" officeooo:rsid="002dbaeb" style:font-style-asian="italic" style:font-style-complex="italic"/>
    </style:style>
    <style:style style:name="T21" style:family="text">
      <style:text-properties officeooo:rsid="0023379c"/>
    </style:style>
    <style:style style:name="T22" style:family="text">
      <style:text-properties officeooo:rsid="00254e53"/>
    </style:style>
    <style:style style:name="T23" style:family="text">
      <style:text-properties officeooo:rsid="0027c582"/>
    </style:style>
    <style:style style:name="T24" style:family="text">
      <style:text-properties officeooo:rsid="002cedd6"/>
    </style:style>
    <style:style style:name="T25" style:family="text">
      <style:text-properties officeooo:rsid="002dbaeb"/>
    </style:style>
    <style:style style:name="T26" style:family="text">
      <style:text-properties officeooo:rsid="002f0ace"/>
    </style:style>
    <style:style style:name="T27" style:family="text">
      <style:text-properties officeooo:rsid="0035aced"/>
    </style:style>
    <style:style style:name="T28" style:family="text">
      <style:text-properties officeooo:rsid="003611d1"/>
    </style:style>
    <style:style style:name="T29" style:family="text">
      <style:text-properties officeooo:rsid="0037d70f"/>
    </style:style>
    <style:style style:name="T30" style:family="text">
      <style:text-properties fo:font-weight="normal" officeooo:rsid="0037d70f" style:font-weight-asian="normal" style:font-weight-complex="normal"/>
    </style:style>
    <style:style style:name="T31" style:family="text">
      <style:text-properties fo:font-weight="bold" officeooo:rsid="0037d70f" style:font-weight-asian="bold" style:font-weight-complex="bold"/>
    </style:style>
    <style:style style:name="T32" style:family="text">
      <style:text-properties officeooo:rsid="00388a25"/>
    </style:style>
    <style:style style:name="T33" style:family="text">
      <style:text-properties officeooo:rsid="003a19e6"/>
    </style:style>
    <style:style style:name="T34" style:family="text">
      <style:text-properties officeooo:rsid="003a1a00"/>
    </style:style>
    <style:style style:name="T35" style:family="text">
      <style:text-properties officeooo:rsid="003a79fd"/>
    </style:style>
    <style:style style:name="T36" style:family="text">
      <style:text-properties officeooo:rsid="003be9df"/>
    </style:style>
    <style:style style:name="T37" style:family="text">
      <style:text-properties officeooo:rsid="003c2448"/>
    </style:style>
    <style:style style:name="T38" style:family="text">
      <style:text-properties officeooo:rsid="003dcde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39" text:outline-level="1"/>
      <text:h text:style-name="P44" text:outline-level="1"/>
      <text:h text:style-name="P44" text:outline-level="1"/>
      <text:h text:style-name="P44" text:outline-level="1"/>
      <text:p text:style-name="P40"/>
      <text:p text:style-name="P24"><text:bookmark-start text:name="__RefHeading__330_1399982358"/><text:span text:style-name="T6">Simple Configuration Transformation </text:span><text:span text:style-name="T8">Tool</text:span><text:bookmark-end text:name="__RefHeading__330_1399982358"/></text:p>
      <text:p text:style-name="P36"><text:bookmark-start text:name="__RefHeading__332_1399982358"/><text:span text:style-name="T16">(</text:span><text:span text:style-name="T15">S</text:span><text:span text:style-name="T36">C</text:span><text:span text:style-name="T16">o</text:span><text:span text:style-name="T36">TT</text:span><text:span text:style-name="T15">y</text:span><text:span text:style-name="T16">)</text:span><text:bookmark-end text:name="__RefHeading__332_1399982358"/></text:p>
      <text:p text:style-name="P37"><text:span text:style-name="T36">Yes, </text:span><text:span text:style-name="T38">I</text:span><text:span text:style-name="T36"> bought a couple vowels...</text:span></text:p>
      <text:p text:style-name="P6"/>
      <text:p text:style-name="P6"/>
      <text:p text:style-name="P6"/>
      <text:p text:style-name="P6"/>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334_1399982358" text:style-name="Index_20_Link" text:visited-style-name="Index_20_Link">Introduction: The Simple Configuration Transformation Tool<text:tab/>3</text:a></text:p>
          <text:p text:style-name="P70"><text:a xlink:type="simple" xlink:href="#__RefHeading__336_1399982358" text:style-name="Index_20_Link" text:visited-style-name="Index_20_Link">The Database<text:tab/>3</text:a></text:p>
          <text:p text:style-name="P68"><text:a xlink:type="simple" xlink:href="#__RefHeading__454_1399982358" text:style-name="Index_20_Link" text:visited-style-name="Index_20_Link">Example Host Database <text:tab/>4</text:a></text:p>
          <text:p text:style-name="P70"><text:a xlink:type="simple" xlink:href="#__RefHeading__338_1399982358" text:style-name="Index_20_Link" text:visited-style-name="Index_20_Link">The Transformation Markup<text:tab/>5</text:a></text:p>
          <text:p text:style-name="P68"><text:a xlink:type="simple" xlink:href="#__RefHeading__456_1399982358" text:style-name="Index_20_Link" text:visited-style-name="Index_20_Link">Variables Available to BeanShell<text:tab/>5</text:a></text:p>
          <text:p text:style-name="P68"><text:a xlink:type="simple" xlink:href="#__RefHeading__576_1226017537" text:style-name="Index_20_Link" text:visited-style-name="Index_20_Link">Class Documentation<text:tab/>5</text:a></text:p>
          <text:p text:style-name="P67"><text:a xlink:type="simple" xlink:href="#__RefHeading__707_501567663" text:style-name="Index_20_Link" text:visited-style-name="Index_20_Link">Context<text:tab/>5</text:a></text:p>
          <text:p text:style-name="P67"><text:a xlink:type="simple" xlink:href="#__RefHeading__578_1226017537" text:style-name="Index_20_Link" text:visited-style-name="Index_20_Link">Database extends Context<text:tab/>5</text:a></text:p>
          <text:p text:style-name="P68"><text:a xlink:type="simple" xlink:href="#__RefHeading__458_1399982358" text:style-name="Index_20_Link" text:visited-style-name="Index_20_Link">Example Template <text:tab/>6</text:a></text:p>
          <text:p text:style-name="P70"><text:a xlink:type="simple" xlink:href="#__RefHeading__460_1399982358" text:style-name="Index_20_Link" text:visited-style-name="Index_20_Link">Command Line Operation<text:tab/>7</text:a></text:p>
          <text:p text:style-name="P68"><text:a xlink:type="simple" xlink:href="#__RefHeading__574_1226017537" text:style-name="Index_20_Link" text:visited-style-name="Index_20_Link">Example Run<text:tab/>7</text:a></text:p>
          <text:p text:style-name="P70"><text:a xlink:type="simple" xlink:href="#__RefHeading__753_1450102712" text:style-name="Index_20_Link" text:visited-style-name="Index_20_Link">When Things Are Not “Simple”<text:tab/>7</text:a></text:p>
          <text:p text:style-name="P68"><text:a xlink:type="simple" xlink:href="#__RefHeading__755_1450102712" text:style-name="Index_20_Link" text:visited-style-name="Index_20_Link">Instance Inheritance<text:tab/>7</text:a></text:p>
          <text:p text:style-name="P68"><text:a xlink:type="simple" xlink:href="#__RefHeading__709_501567663" text:style-name="Index_20_Link" text:visited-style-name="Index_20_Link">Query Results Ranking<text:tab/>7</text:a></text:p>
          <text:p text:style-name="P70"><text:a xlink:type="simple" xlink:href="#__RefHeading__572_1226017537" text:style-name="Index_20_Link" text:visited-style-name="Index_20_Link">See Also<text:tab/>8</text:a></text:p>
        </text:index-body>
      </text:table-of-content>
      <text:h text:style-name="P46" text:outline-level="1"/>
      <text:h text:style-name="P50" text:outline-level="1"><text:bookmark-start text:name="__RefHeading__334_1399982358"/><text:span text:style-name="T17">Introduction: </text:span><text:span text:style-name="T16">The </text:span><text:span text:style-name="T6">Simple </text:span>Configuration Transformation <text:span text:style-name="T8">Tool</text:span><text:bookmark-end text:name="__RefHeading__334_1399982358"/></text:h>
      <text:p text:style-name="P1"><text:span text:style-name="T7">S</text:span><text:span text:style-name="T16">cotty</text:span> is designed to create configuration files by applying templates to a database of configuration data. <text:s/>The database is stored as a collection of XML files. The templates are text files containing directives in <text:span text:style-name="T8">bean shell</text:span>. <text:span text:style-name="T8">The database scheme is very simple, and bean shell is </text:span><text:span text:style-name="T15">basically </text:span><text:span text:style-name="T16">J</text:span><text:span text:style-name="T15">ava</text:span><text:span text:style-name="T8"> making </text:span><text:span text:style-name="T16">it </text:span><text:span text:style-name="T9">a simple tool to come up to speed in </text:span><text:span text:style-name="T10">but allowing for a great deal of </text:span><text:span text:style-name="T11">flexibility.</text:span></text:p>
      <text:h text:style-name="Heading_20_1" text:outline-level="1"><text:bookmark-start text:name="__RefHeading__336_1399982358"/>The Database<text:bookmark-end text:name="__RefHeading__336_1399982358"/></text:h>
      <text:p text:style-name="P2"><text:span text:style-name="T17">A </text:span><text:span text:style-name="T18">database </text:span><text:span text:style-name="T12">is made up of a</text:span><text:span text:style-name="T17"> map of </text:span><text:span text:style-name="T18">types. </text:span><text:span text:style-name="T12">Each type is contained in a single file, and is made up of a map of </text:span><text:span text:style-name="T18">instances.</text:span><text:span text:style-name="T12"> <text:s/></text:span><text:span text:style-name="T13">Individual properties are set with </text:span><text:span text:style-name="T19">attributes</text:span><text:span text:style-name="T13"> which can be placed at any level. <text:s/>Attributes are inherited, for example an attribute set in a type can be referenced by or overridden by any instance. </text:span><text:span text:style-name="T12">Instances can be grouped into </text:span><text:span text:style-name="T18">contexts</text:span><text:span text:style-name="T12"> </text:span><text:span text:style-name="T13">for the purpose of attribute inheritance. </text:span><text:span text:style-name="T12">Since </text:span><text:span text:style-name="T13">the database and types</text:span><text:span text:style-name="T12"> are maps, the type name should be unique in the database and the instance names should be unique to a type. <text:s text:c="2"/></text:span><text:span text:style-name="T18"><text:s/></text:span></text:p>
      <text:p text:style-name="P8"/>
      <text:p text:style-name="P2">The <text:span text:style-name="T21">basic </text:span><text:span text:style-name="T17">XML schema for a type file is as follows</text:span>:</text:p>
      <text:p text:style-name="P2"/>
      <text:p text:style-name="P28">&lt;<text:span text:style-name="T5">type</text:span> name=””&gt;</text:p>
      <text:p text:style-name="P28"><text:tab/><text:span text:style-name="T21">&lt;instance name=””&gt;</text:span></text:p>
      <text:p text:style-name="P29"><text:tab/>&lt;/instance&gt;</text:p>
      <text:p text:style-name="P28"><text:tab/>&lt;context&gt;</text:p>
      <text:p text:style-name="P28"><text:tab/><text:tab/>&lt;attribute name=”” value=””/&gt;</text:p>
      <text:p text:style-name="P28"><text:tab/><text:tab/>&lt;instance name=””&gt;</text:p>
      <text:p text:style-name="P28"><text:tab/><text:tab/><text:tab/>&lt;attribute name=”” value=””/&gt;</text:p>
      <text:p text:style-name="P28"><text:tab/><text:tab/>&lt;/instance&gt;</text:p>
      <text:p text:style-name="P28"><text:tab/>&lt;/context&gt;</text:p>
      <text:p text:style-name="P28">&lt;/<text:span text:style-name="T5">type</text:span><text:span text:style-name="T17">&gt;</text:span></text:p>
      <text:p text:style-name="P10"/>
      <text:p text:style-name="P9"/>
      <text:h text:style-name="P58" text:outline-level="2"><text:bookmark-start text:name="__RefHeading__454_1399982358"/>Example <text:span text:style-name="T5">Host </text:span>Database <text:bookmark-end text:name="__RefHeading__454_1399982358"/></text:h>
      <text:p text:style-name="P12"><text:span text:style-name="T25">Sample </text:span><text:span text:style-name="T20">hosts.xml</text:span><text:span text:style-name="T25">:</text:span></text:p>
      <text:p text:style-name="Text_20_body"/>
      <text:p text:style-name="P25"><text:span text:style-name="T3">&lt;</text:span><text:span text:style-name="T4">type</text:span><text:span text:style-name="T3"> name=”host”&gt;</text:span></text:p>
      <text:p text:style-name="P26"><text:tab/>&lt;context&gt;</text:p>
      <text:p text:style-name="P26"><text:tab/><text:tab/>&lt;attribute name=”env” value=”dev”/&gt;</text:p>
      <text:p text:style-name="P26"><text:tab/><text:tab/>&lt;instance name=”devbox1”&gt;</text:p>
      <text:p text:style-name="P26"><text:tab/><text:tab/><text:tab/>&lt;attribute name=”address” value=”192.0.0.1”/&gt;</text:p>
      <text:p text:style-name="P26"><text:tab/><text:tab/>&lt;/instance&gt;</text:p>
      <text:p text:style-name="P26"><text:tab/><text:tab/>&lt;instance name=”devbox2”&gt;</text:p>
      <text:p text:style-name="P26"><text:tab/><text:tab/><text:tab/>&lt;attribute name=”address” value=”192.0.0.2”/&gt;</text:p>
      <text:p text:style-name="P26"><text:tab/><text:tab/>&lt;/instance&gt;</text:p>
      <text:p text:style-name="P26"><text:tab/>&lt;/context&gt;</text:p>
      <text:p text:style-name="P26"><text:tab/>&lt;context&gt;</text:p>
      <text:p text:style-name="P26"><text:tab/><text:tab/>&lt;attribute name=”env” value=”prod”/&gt;</text:p>
      <text:p text:style-name="P26"><text:tab/><text:tab/> <text:s text:c="2"/>&lt;instance name=”prod1”&gt;</text:p>
      <text:p text:style-name="P26"><text:tab/><text:tab/><text:tab/>&lt;attribute name=”address” value=”192.0.0.3”/&gt;</text:p>
      <text:p text:style-name="P26"><text:tab/><text:tab/>&lt;/instance&gt;</text:p>
      <text:p text:style-name="P26"><text:tab/>&lt;/context&gt;</text:p>
      <text:p text:style-name="P27"><text:span text:style-name="T3">&lt;/</text:span><text:span text:style-name="T4">type</text:span><text:span text:style-name="T3">&gt;</text:span></text:p>
      <text:h text:style-name="P45" text:outline-level="1"/>
      <text:h text:style-name="P49" text:outline-level="1"><text:bookmark-start text:name="__RefHeading__338_1399982358"/>The Transformation <text:span text:style-name="T23">Markup</text:span><text:bookmark-end text:name="__RefHeading__338_1399982358"/></text:h>
      <text:p text:style-name="P13">Scotty's templates are nothing more then a text file annotated with a very simple markup language. <text:s/>The markups can insert retrieved values, run BeanShell scripts producing arbitrary output.</text:p>
      <text:p text:style-name="P13"/>
      <table:table table:name="Table1" table:style-name="Table1">
        <table:table-column table:style-name="Table1.A"/>
        <table:table-column table:style-name="Table1.B"/>
        <table:table-row>
          <table:table-cell table:style-name="Table1.A1" office:value-type="string">
            <text:p text:style-name="P18">{#= type.instance.attribute #}</text:p>
          </table:table-cell>
          <table:table-cell table:style-name="Table1.B1" office:value-type="string">
            <text:p text:style-name="P19">Retrieve a specific attribute </text:p>
          </table:table-cell>
        </table:table-row>
        <table:table-row>
          <table:table-cell table:style-name="Table1.A2" office:value-type="string">
            <text:p text:style-name="P20">{#? attribute attribute=value,... #}</text:p>
          </table:table-cell>
          <table:table-cell table:style-name="Table1.B2" office:value-type="string">
            <text:p text:style-name="P19">Query for an attribute <text:span text:style-name="T37">best matching the given context.</text:span></text:p>
          </table:table-cell>
        </table:table-row>
        <table:table-row>
          <table:table-cell table:style-name="Table1.A2" office:value-type="string">
            <text:p text:style-name="P17"><text:span text:style-name="T8">{# <text:s text:c="3"/>… bean shell </text:span><text:span text:style-name="T14">script</text:span><text:span text:style-name="T8">… <text:s text:c="3"/>#}</text:span></text:p>
          </table:table-cell>
          <table:table-cell table:style-name="Table1.B2" office:value-type="string">
            <text:p text:style-name="P19">Run a bean shell script</text:p>
          </table:table-cell>
        </table:table-row>
      </table:table>
      <text:p text:style-name="P7"/>
      <text:h text:style-name="P52"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1"><text:span text:style-name="T22">Database </text:span><text:span text:style-name="T21">database </text:span></text:p>
          </table:table-cell>
          <table:table-cell table:style-name="Table2.B1" office:value-type="string">
            <text:p text:style-name="P63"><text:span text:style-name="T37">The root context of the parsed database.</text:span></text:p>
          </table:table-cell>
        </table:table-row>
        <table:table-row>
          <table:table-cell table:style-name="Table2.A2" office:value-type="string">
            <text:p text:style-name="P21"><text:span text:style-name="T22">Context </text:span><text:span text:style-name="T21">context</text:span></text:p>
          </table:table-cell>
          <table:table-cell table:style-name="Table2.B2" office:value-type="string">
            <text:p text:style-name="P63"><text:span text:style-name="T37">The context that was provided on the command line.</text:span></text:p>
          </table:table-cell>
        </table:table-row>
        <table:table-row>
          <table:table-cell table:style-name="Table2.A2" office:value-type="string">
            <text:p text:style-name="P21"><text:span text:style-name="T22">PrintStream </text:span><text:span text:style-name="T21">output</text:span></text:p>
          </table:table-cell>
          <table:table-cell table:style-name="Table2.B2" office:value-type="string">
            <text:p text:style-name="P63"><text:span text:style-name="T37">The output print stream being used by scotty.</text:span></text:p>
          </table:table-cell>
        </table:table-row>
      </table:table>
      <text:h text:style-name="P53" text:outline-level="2"><text:bookmark-start text:name="__RefHeading__576_1226017537"/>Class <text:span text:style-name="T37">Documentation</text:span><text:bookmark-end text:name="__RefHeading__576_1226017537"/></text:h>
      <text:h text:style-name="P65"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60">Method</text:p>
          </table:table-cell>
          <table:table-cell table:style-name="Table6.B1" office:value-type="string">
            <text:p text:style-name="P60">Description</text:p>
          </table:table-cell>
        </table:table-row>
        <table:table-row>
          <table:table-cell table:style-name="Table6.A2" office:value-type="string">
            <text:p text:style-name="P61"><text:span text:style-name="T29">Map&lt;String, String&gt; getMap()</text:span></text:p>
          </table:table-cell>
          <table:table-cell table:style-name="Table6.B2" office:value-type="string">
            <text:p text:style-name="P61"><text:span text:style-name="T29">All the attributes in this context.</text:span></text:p>
          </table:table-cell>
        </table:table-row>
        <table:table-row>
          <table:table-cell table:style-name="Table6.A2" office:value-type="string">
            <text:p text:style-name="P61"><text:span text:style-name="T29">Map&lt;String, Context&gt; getC</text:span><text:span text:style-name="T32">ontained</text:span><text:span text:style-name="T29">()</text:span></text:p>
          </table:table-cell>
          <table:table-cell table:style-name="Table6.B2" office:value-type="string">
            <text:p text:style-name="P62"><text:span text:style-name="T32">Any contexts contained inside this one.</text:span></text:p>
          </table:table-cell>
        </table:table-row>
        <table:table-row>
          <table:table-cell table:style-name="Table6.A2" office:value-type="string">
            <text:p text:style-name="P61"><text:span text:style-name="T29">Context get</text:span><text:span text:style-name="T32">Container</text:span><text:span text:style-name="T29">()</text:span></text:p>
          </table:table-cell>
          <table:table-cell table:style-name="Table6.B2" office:value-type="string">
            <text:p text:style-name="P62"><text:span text:style-name="T32">Get the context containing this one.</text:span></text:p>
          </table:table-cell>
        </table:table-row>
        <table:table-row>
          <table:table-cell table:style-name="Table6.A2" office:value-type="string">
            <text:p text:style-name="P61"><text:span text:style-name="T29">Set&lt;String&gt; keySet()</text:span></text:p>
          </table:table-cell>
          <table:table-cell table:style-name="Table6.B2" office:value-type="string">
            <text:p text:style-name="P62"><text:span text:style-name="T32">The list of attribute keys contained in this context and those of the context it is contained in.</text:span></text:p>
          </table:table-cell>
        </table:table-row>
        <table:table-row>
          <table:table-cell table:style-name="Table6.A2" office:value-type="string">
            <text:p text:style-name="P61"><text:span text:style-name="T29">boolean containsKey(String key)</text:span></text:p>
          </table:table-cell>
          <table:table-cell table:style-name="Table6.B2" office:value-type="string">
            <text:p text:style-name="P60"/>
          </table:table-cell>
        </table:table-row>
        <table:table-row>
          <table:table-cell table:style-name="Table6.A2" office:value-type="string">
            <text:p text:style-name="P61"><text:span text:style-name="T29">String get(String key)</text:span></text:p>
          </table:table-cell>
          <table:table-cell table:style-name="Table6.B2" office:value-type="string">
            <text:p text:style-name="P60"/>
          </table:table-cell>
        </table:table-row>
        <table:table-row>
          <table:table-cell table:style-name="Table6.A2" office:value-type="string">
            <text:p text:style-name="P61"><text:span text:style-name="T29">boolean isChild()</text:span></text:p>
          </table:table-cell>
          <table:table-cell table:style-name="Table6.B2" office:value-type="string">
            <text:p text:style-name="P60"/>
          </table:table-cell>
        </table:table-row>
        <table:table-row>
          <table:table-cell table:style-name="Table6.A9" office:value-type="string">
            <text:p text:style-name="P61"><text:span text:style-name="T29">boolean isParent()</text:span></text:p>
          </table:table-cell>
          <table:table-cell table:style-name="Table6.B9" office:value-type="string">
            <text:p text:style-name="P60"/>
          </table:table-cell>
        </table:table-row>
      </table:table>
      <text:h text:style-name="P66" text:outline-level="3"><text:bookmark-start text:name="__RefHeading__578_1226017537"/><text:span text:style-name="T26">Database </text:span><text:span text:style-name="T30">extends</text:span><text:span text:style-name="T29"> </text:span><text:span text:style-name="T31">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2">Method</text:p>
          </table:table-cell>
          <table:table-cell table:style-name="Table3.B1" office:value-type="string">
            <text:p text:style-name="P22">Description</text:p>
          </table:table-cell>
        </table:table-row>
        <table:table-row>
          <table:table-cell table:style-name="Table3.A2" office:value-type="string">
            <text:p text:style-name="P23"><text:span text:style-name="T29">List&lt;</text:span><text:span text:style-name="T28">Instance</text:span><text:span text:style-name="T29">&gt;</text:span> query(Context c)</text:p>
          </table:table-cell>
          <table:table-cell table:style-name="Table3.B2" office:value-type="string">
            <text:p text:style-name="P23">Retrieves first attribute value from database found matching the name and context given.</text:p>
          </table:table-cell>
        </table:table-row>
        <table:table-row>
          <table:table-cell table:style-name="Table3.A2" office:value-type="string">
            <text:p text:style-name="P23">String <text:span text:style-name="T28">find</text:span>(String attribute)</text:p>
          </table:table-cell>
          <table:table-cell table:style-name="Table3.B2" office:value-type="string">
            <text:p text:style-name="P23">Retrieves the value of the attribute exactly matching the name given.</text:p>
          </table:table-cell>
        </table:table-row>
      </table:table>
      <text:h text:style-name="P64" text:outline-level="3"><text:soft-page-break/><text:span text:style-name="T29"/></text:h>
      <text:h text:style-name="P54" text:outline-level="2"><text:bookmark-start text:name="__RefHeading__458_1399982358"/><text:span text:style-name="T3">Example</text:span><text:span text:style-name="T2"> Template</text:span><text:span text:style-name="T1"><text:tab/></text:span><text:bookmark-end text:name="__RefHeading__458_1399982358"/></text:h>
      <text:p text:style-name="P12"><text:span text:style-name="T24">An example of a Java Properties file template, </text:span><text:span text:style-name="T20">hosts.scotty</text:span><text:span text:style-name="T25">:</text:span></text:p>
      <text:p text:style-name="P3"><text:tab/></text:p>
      <text:p text:style-name="P32"># This is a properties file template to be used with SCoTTy</text:p>
      <text:p text:style-name="P32"/>
      <text:p text:style-name="P34"># {#? company env=prod #}</text:p>
      <text:p text:style-name="P34">{#= host.devbox1.type #}.{#= host.devbox1.instance #}.env={#= host.devbox1.env #}</text:p>
      <text:p text:style-name="P34">{#</text:p>
      <text:p text:style-name="P34"><text:s/><text:span text:style-name="T22">output</text:span>.println("# Hosts");</text:p>
      <text:p text:style-name="P34"><text:s/>Type type = database.get<text:span text:style-name="T32">Contained</text:span><text:span text:style-name="T27">().get</text:span>("host");</text:p>
      <text:p text:style-name="P34"><text:s/>for (Instance instance : type.get<text:span text:style-name="T27">C</text:span><text:span text:style-name="T32">ontained</text:span>().values()) {</text:p>
      <text:p text:style-name="P34"><text:s text:c="4"/><text:span text:style-name="T22">output</text:span>.println(instance.get("env") + ".host." + instance.get("instance") </text:p>
      <text:p text:style-name="P34"><text:tab/>+ ".address=" + instance.get("address"));</text:p>
      <text:p text:style-name="P34"><text:s/>}</text:p>
      <text:p text:style-name="P34">#}</text:p>
      <text:p text:style-name="P35"># End</text:p>
      <text:p text:style-name="P33"/>
      <text:h text:style-name="P51" text:outline-level="1"><text:bookmark-start text:name="__RefHeading__460_1399982358"/>Command Line Operation<text:bookmark-end text:name="__RefHeading__460_1399982358"/></text:h>
      <text:p text:style-name="P11"/>
      <text:p text:style-name="P30">$ java -jar scotty.jar -h</text:p>
      <text:p text:style-name="P30">usage: scotty.Conn</text:p>
      <text:p text:style-name="P30"><text:s/>-c,--context &lt;assignments&gt; <text:s text:c="2"/>Comma separated list of assignments to act</text:p>
      <text:p text:style-name="P30"><text:s text:c="30"/>as the context.</text:p>
      <text:p text:style-name="P30"><text:s/>-d,--database &lt;filenames&gt; <text:s text:c="3"/>Comma separated of XML files containing</text:p>
      <text:p text:style-name="P30"><text:s text:c="30"/>types in database.</text:p>
      <text:p text:style-name="P30"><text:s/>-h,--help <text:s text:c="19"/>print this message.</text:p>
      <text:p text:style-name="P30"><text:s/>-o,--output &lt;filename&gt; <text:s text:c="6"/>The name of the output file.</text:p>
      <text:p text:style-name="P30"><text:s/>-t,--template &lt;filename&gt; <text:s text:c="4"/>The name of the template file.</text:p>
      <text:h text:style-name="P55" text:outline-level="2"><text:bookmark-start text:name="__RefHeading__574_1226017537"/>Example Run<text:bookmark-end text:name="__RefHeading__574_1226017537"/></text:h>
      <text:p text:style-name="P14">The following could be used to use scotty to process the example files in the document:</text:p>
      <text:p text:style-name="P14"/>
      <text:p text:style-name="P31">$ java -jar scotty.jar -c env=prod -d hosts.xml -t hosts.scotty \ <text:s text:c="17"/>-o host.properties</text:p>
      <text:h text:style-name="P47" text:outline-level="1"><text:bookmark-start text:name="__RefHeading__753_1450102712"/>When Things Are Not “Simple”<text:bookmark-end text:name="__RefHeading__753_1450102712"/></text:h>
      <text:p text:style-name="P15">While scotty is designed to be simple, it does support techniques that are more advanced.</text:p>
      <text:h text:style-name="P56" text:outline-level="2"><text:bookmark-start text:name="__RefHeading__755_1450102712"/>Instance Inheritance<text:bookmark-end text:name="__RefHeading__755_1450102712"/></text:h>
      <text:p text:style-name="P16">When you want an instance to have all the properties on an existing instance with some attribute additions or value changes <text:span text:style-name="T28">you can employ inheritance. <text:s/>The following is an example of a host that is completely the same as another but is in a different environment:</text:span></text:p>
      <text:p text:style-name="P59"/>
      <text:p text:style-name="P59">&lt;instance name=”devbox”&gt;</text:p>
      <text:p text:style-name="P59"><text:tab/>&lt;attribute name=”os” value=”linux”/&gt;</text:p>
      <text:p text:style-name="P59"><text:tab/>&lt;attribute name=”env” value=”dev”/&gt;</text:p>
      <text:p text:style-name="P59"><text:tab/>&lt;instance name=”qabox”&gt;</text:p>
      <text:p text:style-name="P59"><text:tab/><text:tab/>&lt;attribute name=”env” value=”qa”/&gt;</text:p>
      <text:p text:style-name="P59"><text:tab/><text:tab/>&lt;attribute name=”tag” value=”special”/&gt;</text:p>
      <text:p text:style-name="P59"><text:tab/>&lt;/instance&gt;</text:p>
      <text:p text:style-name="P59">&lt;/instance&gt;</text:p>
      <text:p text:style-name="P59"/>
      <text:h text:style-name="P57" text:outline-level="2"><text:bookmark-start text:name="__RefHeading__709_501567663"/><text:span text:style-name="T33">Query Results Ranking</text:span><text:bookmark-end text:name="__RefHeading__709_501567663"/></text:h>
      <text:p text:style-name="P42"><text:span text:style-name="T34">The results of the query method are returned in a useful </text:span><text:span text:style-name="T35">deterministic</text:span><text:span text:style-name="T34"> order. </text:span><text:span text:style-name="T35">They are sorted first by the best matching score (i.e. how many attributes are equal), and when that is equal then by the instantiation order of the instance read from top to bottom or the database. <text:s/></text:span></text:p>
      <text:h text:style-name="P48" text:outline-level="1"><text:bookmark-start text:name="__RefHeading__572_1226017537"/><text:soft-page-break/>See Also<text:bookmark-end text:name="__RefHeading__572_1226017537"/></text:h>
      <text:list xml:id="list7772018479951028590" text:style-name="L1">
        <text:list-item>
          <text:p text:style-name="P41"><text:span text:style-name="T23">BeanShell: <text:s/></text:span><text:a xlink:type="simple" xlink:href="http://www.beanshell.org/"><text:span text:style-name="T23">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13T17:17:33</dc:date>
    <meta:editing-duration>P1DT10H20S</meta:editing-duration>
    <meta:editing-cycles>39</meta:editing-cycles>
    <meta:document-statistic meta:table-count="4" meta:image-count="0" meta:object-count="0" meta:page-count="8" meta:paragraph-count="137" meta:word-count="812" meta:character-count="5689" meta:non-whitespace-character-count="4815"/>
  </office:meta>
</office:document-meta>
</file>